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918D9BDC91D5C89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1.868cm"/>
    </style:style>
    <style:style style:name="Tabela1.B" style:family="table-column">
      <style:table-column-properties style:column-width="1.87cm"/>
    </style:style>
    <style:style style:name="Tabela1.C" style:family="table-column">
      <style:table-column-properties style:column-width="2.311cm"/>
    </style:style>
    <style:style style:name="Tabela1.D" style:family="table-column">
      <style:table-column-properties style:column-width="2.399cm"/>
    </style:style>
    <style:style style:name="Tabela1.E" style:family="table-column">
      <style:table-column-properties style:column-width="2.325cm"/>
    </style:style>
    <style:style style:name="Tabela1.G" style:family="table-column">
      <style:table-column-properties style:column-width="1.958cm"/>
    </style:style>
    <style:style style:name="Tabela1.H" style:family="table-column">
      <style:table-column-properties style:column-width="1.954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style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611958" style:font-weight-asian="bold" style:font-weight-complex="bold"/>
    </style:style>
    <style:style style:name="P5" style:family="paragraph" style:parent-style-name="Standard">
      <style:text-properties style:font-name="LegacySanITCBoo" fo:font-size="9pt" fo:font-weight="bold" officeooo:rsid="000e8713" officeooo:paragraph-rsid="00611958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Ubuntu" fo:font-size="10pt" style:text-underline-style="none" fo:font-weight="bold" officeooo:rsid="003af6aa" officeooo:paragraph-rsid="0048f87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611958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rsid="0061e306" officeooo:paragraph-rsid="0061e30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cba4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4f2cd0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611958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61195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f2cd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61195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607c50" officeooo:paragraph-rsid="004f2cd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607c50" officeooo:paragraph-rsid="0061195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611958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LegacySanITCBoo" fo:font-size="9pt" style:text-underline-style="none" fo:font-weight="bold" officeooo:rsid="000e8713" officeooo:paragraph-rsid="00611958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62720b" officeooo:paragraph-rsid="00611958" style:font-size-asian="10pt" style:font-weight-asian="normal" style:font-size-complex="10pt" style:font-weight-complex="normal"/>
    </style:style>
    <style:style style:name="T1" style:family="text">
      <style:text-properties officeooo:rsid="005db0e0"/>
    </style:style>
    <style:style style:name="T2" style:family="text">
      <style:text-properties officeooo:rsid="006119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òric<text:span text:style-name="T2">:</text:span></text:p>
      <text:p text:style-name="P5">#if( $tipusAgrupament == "DIARI")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 table:style-name="TableLine2782106399488">
          <table:table-cell table:style-name="Taula1.A1" office:value-type="string">
            <text:p text:style-name="P7"><text:s/>Data </text:p>
          </table:table-cell>
          <table:table-cell table:style-name="Taula1.B1" office:value-type="string">
            <text:p text:style-name="P11">Nombre d’expedients creats</text:p>
          </table:table-cell>
          <table:table-cell table:style-name="Taula1.C1" office:value-type="string">
            <text:p text:style-name="P11">Nombre d’expedients creats actumulat</text:p>
          </table:table-cell>
          <table:table-cell table:style-name="Taula1.D1" office:value-type="string">
            <text:p text:style-name="P11">Nombre d’expedients tancats</text:p>
          </table:table-cell>
          <table:table-cell table:style-name="Taula1.E1" office:value-type="string">
            <text:p text:style-name="P10">Nombre d’expedients tancats acumulat</text:p>
          </table:table-cell>
          <table:table-cell table:style-name="Taula1.F1" office:value-type="string">
            <text:p text:style-name="P10">Nombre de documents signats</text:p>
          </table:table-cell>
          <table:table-cell table:style-name="Taula1.G1" office:value-type="string">
            <text:p text:style-name="P10">Nombre d<text:span text:style-name="T1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17"><text:text-input text:description="">$dateFormatter.format('dd-MM-yyyy', $dades.data)</text:text-input></text:p>
          </table:table-cell>
          <table:table-cell table:style-name="Taula1.B2" office:value-type="string">
            <text:p text:style-name="P13"><text:text-input text:description="">$dades.numExpedientsCreats</text:text-input></text:p>
          </table:table-cell>
          <table:table-cell table:style-name="Taula1.C2" office:value-type="string">
            <text:p text:style-name="P15"><text:text-input text:description="">$dades.numExpedientsCreatsTotal</text:text-input></text:p>
          </table:table-cell>
          <table:table-cell table:style-name="Taula1.D2" office:value-type="string">
            <text:p text:style-name="P19"><text:text-input text:description="">$dades.numExpedientsTancats</text:text-input></text:p>
          </table:table-cell>
          <table:table-cell table:style-name="Taula1.E2" office:value-type="string">
            <text:p text:style-name="P13"><text:text-input text:description="">$dades.numExpedientsTancatsTotal</text:text-input></text:p>
          </table:table-cell>
          <table:table-cell table:style-name="Taula1.F2" office:value-type="string">
            <text:p text:style-name="P13"><text:text-input text:description="">$dades.numDocsSignats</text:text-input></text:p>
          </table:table-cell>
          <table:table-cell table:style-name="Taula1.G2" office:value-type="string">
            <text:p text:style-name="P13"><text:text-input text:description="">$dades.numDocsNotificats</text:text-input></text:p>
          </table:table-cell>
        </table:table-row>
      </table:table>
      <text:p text:style-name="P6"/>
      <text:p text:style-name="P21">#else 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column table:style-name="Tabela1.H"/>
        <table:table-row table:style-name="TableLine2782106397040">
          <table:table-cell table:style-name="Tabela1.A1" office:value-type="string">
            <text:p text:style-name="P9">Any</text:p>
          </table:table-cell>
          <table:table-cell table:style-name="Tabela1.A1" office:value-type="string">
            <text:p text:style-name="P8"><text:s/>Mes </text:p>
          </table:table-cell>
          <table:table-cell table:style-name="Tabela1.C1" office:value-type="string">
            <text:p text:style-name="P12">Nombre d’expedients creats</text:p>
          </table:table-cell>
          <table:table-cell table:style-name="Tabela1.D1" office:value-type="string">
            <text:p text:style-name="P12">Nombre d’expedients creats actumulat</text:p>
          </table:table-cell>
          <table:table-cell table:style-name="Tabela1.E1" office:value-type="string">
            <text:p text:style-name="P12">Nombre d’expedients tancats</text:p>
          </table:table-cell>
          <table:table-cell table:style-name="Tabela1.F1" office:value-type="string">
            <text:p text:style-name="P12">Nombre d’expedients tancats acumulat</text:p>
          </table:table-cell>
          <table:table-cell table:style-name="Tabela1.G1" office:value-type="string">
            <text:p text:style-name="P12">Nombre de documents signats</text:p>
          </table:table-cell>
          <table:table-cell table:style-name="Tabela1.H1" office:value-type="string">
            <text:p text:style-name="P12">Nombre d<text:span text:style-name="T1">e</text:span> documents notificats</text:p>
          </table:table-cell>
        </table:table-row>
        <table:table-row table:style-name="Tabela1.2">
          <table:table-cell table:style-name="Tabela1.A2" office:value-type="string">
            <text:p text:style-name="P22"><text:text-input text:description="">$dades.any</text:text-input></text:p>
          </table:table-cell>
          <table:table-cell table:style-name="Tabela1.A2" office:value-type="string">
            <text:p text:style-name="P18"><text:text-input text:description="">$dades.mesNom</text:text-input></text:p>
          </table:table-cell>
          <table:table-cell table:style-name="Tabela1.C2" office:value-type="string">
            <text:p text:style-name="P14"><text:text-input text:description="">$dades.numExpedientsCreats</text:text-input></text:p>
          </table:table-cell>
          <table:table-cell table:style-name="Tabela1.D2" office:value-type="string">
            <text:p text:style-name="P16"><text:text-input text:description="">$dades.numExpedientsCreatsTotal</text:text-input></text:p>
          </table:table-cell>
          <table:table-cell table:style-name="Tabela1.E2" office:value-type="string">
            <text:p text:style-name="P20"><text:text-input text:description="">$dades.numExpedientsTancats</text:text-input></text:p>
          </table:table-cell>
          <table:table-cell table:style-name="Tabela1.F2" office:value-type="string">
            <text:p text:style-name="P14"><text:text-input text:description="">$dades.numExpedientsTancatsTotal</text:text-input></text:p>
          </table:table-cell>
          <table:table-cell table:style-name="Tabela1.G2" office:value-type="string">
            <text:p text:style-name="P14"><text:text-input text:description="">$dades.numDocsSignats</text:text-input></text:p>
          </table:table-cell>
          <table:table-cell table:style-name="Tabela1.H2" office:value-type="string">
            <text:p text:style-name="P14"><text:text-input text:description="">$dades.numDocsNotificats</text:text-input></text:p>
          </table:table-cell>
        </table:table-row>
      </table:table>
      <text:p text:style-name="P21"/>
      <text:p text:style-name="P21">#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style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M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18D9BDC91D5C899.png" xlink:type="simple" xlink:show="embed" xlink:actuate="onLoad" draw:mime-type="image/png"/></draw:frame></text:p>
        <text:p text:style-name="MP2">HISTÒRIC DE L’ENTITAT</text:p>
        <text:p text:style-name="MP3"><text:text-input text:description="">${entitat.nom}</text:text-input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08:01:08.539986028</meta:creation-date>
    <meta:generator>LibreOffice/7.1.4.2$Windows_X86_64 LibreOffice_project/a529a4fab45b75fefc5b6226684193eb000654f6</meta:generator>
    <meta:editing-duration>PT13H5M24S</meta:editing-duration>
    <meta:editing-cycles>61</meta:editing-cycles>
    <dc:date>2023-10-04T11:35:58.269000000</dc:date>
    <meta:document-statistic meta:table-count="2" meta:image-count="1" meta:object-count="0" meta:page-count="1" meta:paragraph-count="38" meta:word-count="107" meta:character-count="897" meta:non-whitespace-character-count="850"/>
  </office:meta>
</office:document-meta>
</file>